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E0000024FAC21CA3896F20292.png" manifest:media-type="image/png"/>
  <manifest:file-entry manifest:full-path="Pictures/100002010000009D000000CA8AF8FFB725F66F86.png" manifest:media-type="image/png"/>
  <manifest:file-entry manifest:full-path="Pictures/1000020100000095000000C78CD550CABCFD83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106252" officeooo:paragraph-rsid="00106252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2pt" officeooo:rsid="00106252" officeooo:paragraph-rsid="00106252" style:font-size-asian="10.5pt" style:font-size-complex="12pt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106252" officeooo:paragraph-rsid="00106252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none" fo:font-weight="normal" officeooo:rsid="00106252" officeooo:paragraph-rsid="00106252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Task#01:</text:p>
      <text:p text:style-name="P3"/>
      <text:p text:style-name="P4">Code:</text:p>
      <text:p text:style-name="P4"><draw:frame draw:style-name="fr1" draw:name="Image1" text:anchor-type="paragraph" svg:width="4.3126in" svg:height="6.1563in" draw:z-index="0"><draw:image xlink:href="Pictures/100002010000019E0000024FAC21CA3896F2029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Output:</text:p>
      <text:p text:style-name="P5"><text:tab/>when s=1:<text:tab/><text:tab/><text:tab/><text:tab/>when s=5:</text:p>
      <text:p text:style-name="P5"><draw:frame draw:style-name="fr1" draw:name="Image2" text:anchor-type="paragraph" svg:width="1.552in" svg:height="1.2618in" draw:z-index="1"><draw:image xlink:href="Pictures/1000020100000095000000C78CD550CABCFD8389.png" xlink:type="simple" xlink:show="embed" xlink:actuate="onLoad" loext:mime-type="image/png"/></draw:frame><draw:frame draw:style-name="fr2" draw:name="Image3" text:anchor-type="paragraph" svg:width="1.6354in" svg:height="1.3138in" draw:z-index="2"><draw:image xlink:href="Pictures/100002010000009D000000CA8AF8FFB725F66F86.png" xlink:type="simple" xlink:show="embed" xlink:actuate="onLoad" loext:mime-type="image/png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06252" officeooo:paragraph-rsid="00106252"/>
    </style:style>
    <style:style style:name="M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MT2" style:family="text">
      <style:text-properties style:text-underline-style="none"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tudent Name: <text:span text:style-name="MT1">Muhammad Kamran</text:span><text:span text:style-name="MT2"><text:tab/><text:tab/>Student ID: </text:span><text:span text:style-name="MT1">FA17-BECE-001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0:59:35.066463925</meta:creation-date>
    <dc:date>2019-11-25T11:12:43.765441327</dc:date>
    <meta:editing-duration>PT12M49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1" meta:paragraph-count="6" meta:word-count="14" meta:character-count="101" meta:non-whitespace-character-count="86"/>
  </office:meta>
</office:document-meta>
</file>